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dc7f9" officeooo:paragraph-rsid="000dc7f9"/>
    </style:style>
    <style:style style:name="P2" style:family="paragraph" style:parent-style-name="Title">
      <style:text-properties officeooo:rsid="0011c818" officeooo:paragraph-rsid="0011c818"/>
    </style:style>
    <style:style style:name="P3" style:family="paragraph" style:parent-style-name="Footer">
      <style:paragraph-properties fo:text-align="center" style:justify-single-word="false"/>
      <style:text-properties fo:font-weight="bold" officeooo:rsid="00237c72" officeooo:paragraph-rsid="00237c72" style:font-weight-asian="bold" style:font-weight-complex="bold"/>
    </style:style>
    <style:style style:name="P4" style:family="paragraph" style:parent-style-name="Footer">
      <style:paragraph-properties fo:text-align="center" style:justify-single-word="false"/>
      <style:text-properties fo:font-weight="bold" officeooo:rsid="00261816" officeooo:paragraph-rsid="00261816" style:font-weight-asian="bold" style:font-weight-complex="bold"/>
    </style:style>
    <style:style style:name="P5" style:family="paragraph" style:parent-style-name="Header">
      <style:paragraph-properties fo:text-align="end" style:justify-single-word="false"/>
      <style:text-properties officeooo:rsid="000dc7f9" officeooo:paragraph-rsid="000dc7f9"/>
    </style:style>
    <style:style style:name="P6" style:family="paragraph" style:parent-style-name="Header">
      <style:paragraph-properties fo:text-align="end" style:justify-single-word="false"/>
      <style:text-properties officeooo:rsid="001b120b" officeooo:paragraph-rsid="001b120b"/>
    </style:style>
    <style:style style:name="P7" style:family="paragraph" style:parent-style-name="Text_20_body">
      <style:text-properties officeooo:rsid="000dc7f9" officeooo:paragraph-rsid="000dc7f9"/>
    </style:style>
    <style:style style:name="T1" style:family="text">
      <style:text-properties officeooo:rsid="000dc7f9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</text:p>
      <text:p text:style-name="P1"><text:date style:data-style-name="N37" text:date-value="2019-07-19T08:51:17.141810185" text:fixed="true">19/07/19</text:date></text:p>
      <text:p text:style-name="P1">Test: header and foote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c7f9" officeooo:paragraph-rsid="000dc7f9"/>
    </style:style>
    <style:style style:name="MP2" style:family="paragraph" style:parent-style-name="Header">
      <style:paragraph-properties fo:text-align="end" style:justify-single-word="false"/>
      <style:text-properties officeooo:rsid="001b120b" officeooo:paragraph-rsid="001b120b"/>
    </style:style>
    <style:style style:name="MP3" style:family="paragraph" style:parent-style-name="Footer">
      <style:paragraph-properties fo:text-align="center" style:justify-single-word="false"/>
      <style:text-properties fo:font-weight="bold" officeooo:rsid="00237c72" officeooo:paragraph-rsid="00237c72" style:font-weight-asian="bold" style:font-weight-complex="bold"/>
    </style:style>
    <style:style style:name="MP4" style:family="paragraph" style:parent-style-name="Footer">
      <style:paragraph-properties fo:text-align="center" style:justify-single-word="false"/>
      <style:text-properties fo:font-weight="bold" officeooo:rsid="00261816" officeooo:paragraph-rsid="0026181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cument header</text:p>
        <text:p text:style-name="MP2">A new line in header</text:p>
      </style:header>
      <style:footer>
        <text:p text:style-name="MP3">BIG COMPANY LOGO</text:p>
        <text:p text:style-name="MP4"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27:23.471982510</meta:creation-date>
    <dc:date>2019-07-18T10:29:41.994758321</dc:date>
    <meta:editing-duration>PT2M1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7" meta:word-count="18" meta:character-count="94" meta:non-whitespace-character-count="83"/>
  </office:meta>
</office:document-meta>
</file>